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7cm" svg:y="3.13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601) rotate (-2.1556561591382) translate (6.75379065192739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4.25262447873199cm 6.9516281084625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273cm" svg:height="1.819cm" draw:transform="skewX (0.000698131700797732) rotate (2.75517675719825) translate (5.78124132039549cm 2.989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5194411400535cm 2.2773204305186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5.52799110710379cm 2.19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5) rotate (-2.15705242253979) translate (4.1530326429421cm 1.594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5) rotate (-2.15705242253979) translate (6.59403264294209cm 1.366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9:45.145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